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190E13756DC49D7B78A.png" manifest:media-type="image/png"/>
  <manifest:file-entry manifest:full-path="Pictures/100002010000009600000096EE42CEB8E9ED8B19.png" manifest:media-type="image/png"/>
  <manifest:file-entry manifest:full-path="Pictures/10000201000002CF00000035E9BE6DFC14E2A4CF.png" manifest:media-type="image/png"/>
  <manifest:file-entry manifest:full-path="Pictures/1000020100000001000000017D3C6B57350AFD06.png" manifest:media-type="image/png"/>
  <manifest:file-entry manifest:full-path="Pictures/10000A6F00003FF700002D424AD42D9B32EDF5A8.svg" manifest:media-type="image/svg+xml"/>
  <manifest:file-entry manifest:full-path="Pictures/10000201000002620000011873961F4C40275489.png" manifest:media-type="image/png"/>
  <manifest:file-entry manifest:full-path="Pictures/10000201000001500000011FD4F5756FEF6A2EF2.png" manifest:media-type="image/png"/>
  <manifest:file-entry manifest:full-path="Pictures/100002010000026B000001B65595936D9E525B5E.png" manifest:media-type="image/png"/>
  <manifest:file-entry manifest:full-path="Pictures/10000201000004B00000019F02CAA50C8A925FEA.png" manifest:media-type="image/png"/>
  <manifest:file-entry manifest:full-path="Pictures/10000201000003840000012C57D34FCCC388C06E.png" manifest:media-type="image/png"/>
  <manifest:file-entry manifest:full-path="Pictures/100000000000064000000260D41C0B5145DDFAA8.png" manifest:media-type="image/png"/>
  <manifest:file-entry manifest:full-path="Pictures/100000000000081B0000024CFE34941A005C5DF7.png" manifest:media-type="image/png"/>
  <manifest:file-entry manifest:full-path="Pictures/100000000000012C0000008C895B6EF96FDD508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Fine_20_Dashed" svg:stroke-width="0.212cm" svg:stroke-color="#1b75bc" draw:marker-start-width="0.518cm" draw:marker-end-width="0.518cm" svg:stroke-opacity="90%" draw:fill="none" draw:textarea-horizontal-align="justify" draw:textarea-vertical-align="middle" draw:auto-grow-height="false" fo:min-height="15.838cm" fo:min-width="12.389cm" fo:padding-top="0.231cm" fo:padding-bottom="0.231cm" fo:padding-left="0.356cm" fo:padding-right="0.356cm"/>
    </style:style>
    <style:style style:name="gr3" style:family="graphic" style:parent-style-name="standard">
      <style:graphic-properties draw:textarea-horizontal-align="justify" draw:textarea-vertical-align="middle" draw:auto-grow-height="false" fo:min-height="1.789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1.29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138cm"/>
    </style:style>
    <style:style style:name="gr7" style:family="graphic" style:parent-style-name="standard">
      <style:graphic-properties draw:textarea-horizontal-align="justify" draw:textarea-vertical-align="middle" draw:auto-grow-height="false" fo:min-height="3.484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3.116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15cm" fo:min-width="1.34cm"/>
    </style:style>
    <style:style style:name="gr10" style:family="graphic" style:parent-style-name="standard">
      <style:graphic-properties draw:textarea-horizontal-align="justify" draw:textarea-vertical-align="middle" draw:auto-grow-height="false" fo:min-height="5.882cm" fo:min-width="0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0.15cm" fo:min-width="4.81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text-line-through-style="none" style:text-line-through-type="none" style:font-name="Ubuntu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style:text-line-through-style="none" style:text-line-through-type="none" style:font-name="Ubuntu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7.801cm" svg:height="2.6cm" svg:x="1.899cm" svg:y="10.2cm">
          <draw:image xlink:href="Pictures/10000201000003840000012C57D34FCCC388C06E.png" xlink:type="simple" xlink:show="embed" xlink:actuate="onLoad">
            <text:p/>
          </draw:image>
        </draw:frame>
        <draw:frame draw:style-name="gr1" draw:text-style-name="P1" draw:layer="layout" svg:width="6.77cm" svg:height="3.107cm" svg:x="14.9cm" svg:y="16.093cm">
          <draw:image xlink:href="Pictures/10000201000002620000011873961F4C40275489.png" xlink:type="simple" xlink:show="embed" xlink:actuate="onLoad">
            <text:p/>
          </draw:image>
        </draw:frame>
        <draw:frame draw:style-name="gr1" draw:text-style-name="P1" draw:layer="layout" svg:width="7.895cm" svg:height="3cm" svg:x="17.726cm" svg:y="5.585cm">
          <draw:image xlink:href="Pictures/100000000000064000000260D41C0B5145DDFAA8.png" xlink:type="simple" xlink:show="embed" xlink:actuate="onLoad">
            <text:p/>
          </draw:image>
        </draw:frame>
        <draw:frame draw:style-name="gr1" draw:text-style-name="P1" draw:layer="layout" svg:width="6.353cm" svg:height="1.8cm" svg:x="18.526cm" svg:y="9.5cm">
          <draw:image xlink:href="Pictures/100000000000081B0000024CFE34941A005C5DF7.png" xlink:type="simple" xlink:show="embed" xlink:actuate="onLoad">
            <text:p/>
          </draw:image>
        </draw:frame>
        <draw:frame draw:style-name="gr1" draw:text-style-name="P1" draw:layer="layout" svg:width="5.573cm" svg:height="2.6cm" svg:x="21.1cm" svg:y="13.3cm">
          <draw:image xlink:href="Pictures/100000000000012C0000008C895B6EF96FDD5085.jpg" xlink:type="simple" xlink:show="embed" xlink:actuate="onLoad">
            <text:p/>
          </draw:image>
        </draw:frame>
        <draw:frame draw:style-name="gr1" draw:text-style-name="P1" draw:layer="layout" svg:width="5.6cm" svg:height="1.936cm" svg:x="14.9cm" svg:y="13.6cm">
          <draw:image xlink:href="Pictures/10000201000004B00000019F02CAA50C8A925FEA.png" xlink:type="simple" xlink:show="embed" xlink:actuate="onLoad">
            <text:p/>
          </draw:image>
        </draw:frame>
        <draw:frame draw:style-name="gr1" draw:text-style-name="P1" draw:layer="layout" svg:width="5.773cm" svg:height="4.085cm" svg:x="4.527cm" svg:y="3.015cm">
          <draw:image xlink:href="Pictures/10000A6F00003FF700002D424AD42D9B32EDF5A8.svg" xlink:type="simple" xlink:show="embed" xlink:actuate="onLoad">
            <text:p/>
          </draw:image>
          <draw:image xlink:href="Pictures/100002010000026B000001B65595936D9E525B5E.png" xlink:type="simple" xlink:show="embed" xlink:actuate="onLoad"/>
        </draw:frame>
        <draw:custom-shape draw:style-name="gr2" draw:text-style-name="P2" draw:layer="layout" svg:width="13.101cm" svg:height="16.3cm" draw:transform="skewX (-0.00767944870877505) translate (13.936cm 3.1cm)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025cm" svg:height="0.025cm" svg:x="28.856cm" svg:y="10.709cm">
          <draw:image xlink:href="Pictures/1000020100000001000000017D3C6B57350AFD06.png" xlink:type="simple" xlink:show="embed" xlink:actuate="onLoad">
            <text:p/>
          </draw:image>
        </draw:frame>
        <draw:frame draw:style-name="gr1" draw:text-style-name="P1" draw:layer="layout" svg:width="12.519cm" svg:height="0.922cm" svg:x="1.3cm" svg:y="17.378cm">
          <draw:image xlink:href="Pictures/10000201000002CF00000035E9BE6DFC14E2A4CF.png" xlink:type="simple" xlink:show="embed" xlink:actuate="onLoad">
            <text:p/>
          </draw:image>
        </draw:frame>
        <draw:frame draw:style-name="gr1" draw:text-style-name="P1" draw:layer="layout" svg:width="5.026cm" svg:height="4.293cm" svg:x="19cm" svg:y="1.2cm">
          <draw:image xlink:href="Pictures/10000201000001500000011FD4F5756FEF6A2EF2.png" xlink:type="simple" xlink:show="embed" xlink:actuate="onLoad">
            <text:p/>
          </draw:image>
        </draw:frame>
        <draw:custom-shape draw:style-name="gr3" draw:text-style-name="P1" draw:layer="layout" svg:width="0.627cm" svg:height="2.545cm" draw:transform="rotate (-0.587477826221291) translate (20.437cm 11.13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627cm" svg:height="1.925cm" draw:transform="rotate (-0.00872664625997135) translate (21.299cm 7.67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3" draw:layer="layout" svg:width="1.3cm" svg:height="1.83cm" svg:x="20.4cm" svg:y="13.57cm">
          <draw:text-box>
            <text:p><text:span text:style-name="T1">+</text:span></text:p>
          </draw:text-box>
        </draw:frame>
        <draw:frame draw:style-name="gr5" draw:text-style-name="P3" draw:layer="layout" svg:width="1.3cm" svg:height="1.83cm" svg:x="15.9cm" svg:y="14.87cm">
          <draw:text-box>
            <text:p><text:span text:style-name="T1">+</text:span></text:p>
          </draw:text-box>
        </draw:frame>
        <draw:frame draw:style-name="gr6" draw:text-style-name="P4" draw:layer="layout" svg:width="4.638cm" svg:height="1.195cm" svg:x="4.962cm" svg:y="16.305cm">
          <draw:text-box>
            <text:p><text:span text:style-name="T2">SUGGEST</text:span></text:p>
          </draw:text-box>
        </draw:frame>
        <draw:custom-shape draw:style-name="gr7" draw:text-style-name="P1" draw:layer="layout" svg:width="0.809cm" svg:height="4.66cm" draw:transform="rotate (1.09152891419725) translate (9.522cm 12.21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0.809cm" svg:height="4.202cm" draw:transform="rotate (-1.14633225270988) translate (13.729cm 15cm)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2.102cm" svg:height="0.8cm" draw:transform="rotate (2.00695410686828) translate (16.975cm 13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958cm" svg:height="7.656cm" draw:transform="rotate (1.35681896050039) translate (10.484cm 5.64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1" draw:layer="layout" svg:width="2cm" svg:height="2cm" svg:x="23.2cm" svg:y="16.4cm">
          <draw:image xlink:href="Pictures/100002010000009600000096EE42CEB8E9ED8B19.png" xlink:type="simple" xlink:show="embed" xlink:actuate="onLoad">
            <text:p/>
          </draw:image>
        </draw:frame>
        <draw:frame draw:style-name="gr5" draw:text-style-name="P3" draw:layer="layout" svg:width="1.3cm" svg:height="1.83cm" svg:x="21.694cm" svg:y="16.473cm">
          <draw:text-box>
            <text:p><text:span text:style-name="T1">+</text:span></text:p>
          </draw:text-box>
        </draw:frame>
        <draw:frame draw:style-name="gr11" draw:text-style-name="P1" draw:layer="layout" svg:width="2.15cm" svg:height="2.15cm" svg:x="14.85cm" svg:y="9.05cm">
          <draw:image xlink:href="Pictures/100002010000019000000190E13756DC49D7B78A.png" xlink:type="simple" xlink:show="embed" xlink:actuate="onLoad">
            <text:p/>
          </draw:image>
        </draw:frame>
        <draw:custom-shape draw:style-name="gr12" draw:text-style-name="P1" draw:layer="layout" svg:width="6.071cm" svg:height="0.8cm" draw:transform="rotate (2.65656565446057) translate (14.276cm 9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6T22:03:11.727534443</meta:creation-date>
    <dc:date>2019-05-10T22:34:33.583894137</dc:date>
    <meta:editing-duration>PT8M27S</meta:editing-duration>
    <meta:editing-cycles>2</meta:editing-cycles>
    <meta:generator>LibreOffice/6.0.7.3$Linux_X86_64 LibreOffice_project/00m0$Build-3</meta:generator>
    <meta:document-statistic meta:object-count="24"/>
  </office:meta>
</office:document-meta>
</file>